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000000420E25A265CB7C385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95cm, 0cm, 5.168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303cm" svg:x="1cm" svg:y="2.651cm">
          <draw:image xlink:href="Pictures/100000000000033000000420E25A265CB7C3857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23T16:06:24.992090987</dc:date>
    <meta:editing-duration>PT2M39S</meta:editing-duration>
    <meta:editing-cycles>1</meta:editing-cycles>
    <meta:document-statistic meta:object-count="1"/>
    <meta:generator>LibreOffice/5.1.6.2$Linux_X86_64 LibreOffice_project/10m0$Build-2</meta:generator>
  </office:meta>
</office:document-meta>
</file>